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color="#000000" style:font-name="Tahoma"/>
    </style:style>
    <style:style style:name="P2" style:family="paragraph" style:parent-style-name="Standard">
      <style:text-properties style:font-name="Tahoma"/>
    </style:style>
    <style:style style:name="P3" style:family="paragraph" style:parent-style-name="Standard">
      <style:text-properties style:font-name="Tahoma" fo:font-size="9pt" style:font-size-asian="9pt" style:font-size-complex="9pt"/>
    </style:style>
    <style:style style:name="P4" style:family="paragraph" style:parent-style-name="Standard">
      <style:text-properties style:font-name="Tahoma" fo:font-size="10pt" fo:background-color="#c0c0c0" style:font-size-asian="10pt" style:font-size-complex="10pt"/>
    </style:style>
    <style:style style:name="P5" style:family="paragraph" style:parent-style-name="Standard">
      <style:text-properties style:font-name="Tahoma" fo:language="de" fo:country="DE"/>
    </style:style>
    <style:style style:name="P6" style:family="paragraph" style:parent-style-name="Standard">
      <style:text-properties style:font-name="Tahoma" fo:font-size="12pt" fo:font-weight="bold" style:font-size-asian="12pt" style:font-weight-asian="bold" style:font-size-complex="12pt" style:font-weight-complex="bold"/>
    </style:style>
    <style:style style:name="P7" style:family="paragraph" style:parent-style-name="Standard">
      <style:text-properties style:font-name="Tahoma" fo:font-size="12pt" fo:font-weight="normal" style:font-size-asian="12pt" style:font-weight-asian="normal" style:font-size-complex="12pt" style:font-weight-complex="normal"/>
    </style:style>
    <style:style style:name="P8" style:family="paragraph" style:parent-style-name="Standard">
      <style:text-properties style:font-name="Tahoma" fo:font-size="11pt" style:font-size-asian="11pt" style:font-size-complex="11pt"/>
    </style:style>
    <style:style style:name="P9" style:family="paragraph" style:parent-style-name="Standard">
      <style:paragraph-properties>
        <style:tab-stops>
          <style:tab-stop style:position="6.001cm" style:type="char" style:char="."/>
        </style:tab-stops>
      </style:paragraph-properties>
      <style:text-properties style:font-name="Tahoma" fo:font-size="11pt" style:font-size-asian="11pt" style:font-size-complex="11pt"/>
    </style:style>
    <style:style style:name="P10" style:family="paragraph" style:parent-style-name="Standard">
      <style:text-properties style:font-name="Tahoma" fo:font-size="11pt" fo:language="de" fo:country="DE" style:font-size-asian="11pt" style:font-size-complex="11pt"/>
    </style:style>
    <style:style style:name="P11" style:family="paragraph" style:parent-style-name="Standard">
      <style:text-properties style:font-name="Tahoma" fo:font-size="11pt" fo:font-weight="bold" style:font-size-asian="11pt" style:font-weight-asian="bold" style:font-size-complex="11pt"/>
    </style:style>
    <style:style style:name="P12" style:family="paragraph" style:parent-style-name="Standard">
      <style:text-properties style:font-name="Tahoma" fo:font-weight="bold" style:font-weight-asian="bold"/>
    </style:style>
    <style:style style:name="P13" style:family="paragraph" style:parent-style-name="Standard">
      <style:text-properties style:font-name="Tahoma" fo:font-size="7pt" fo:font-weight="normal" style:font-size-asian="7pt" style:font-weight-asian="normal" style:font-size-complex="7pt" style:font-weight-complex="normal"/>
    </style:style>
    <style:style style:name="P14" style:family="paragraph" style:parent-style-name="Standard">
      <style:text-properties style:font-name="Tahoma" fo:font-size="8pt" fo:language="de" fo:country="CH" style:font-size-asian="8pt"/>
    </style:style>
    <style:style style:name="P15" style:family="paragraph" style:parent-style-name="Standard">
      <style:paragraph-properties fo:margin-top="0.101cm" fo:margin-bottom="0cm">
        <style:tab-stops>
          <style:tab-stop style:position="0.847cm"/>
        </style:tab-stops>
      </style:paragraph-properties>
      <style:text-properties style:font-name="Tahoma" fo:font-size="9pt" style:font-size-asian="9pt" style:font-size-complex="9pt"/>
    </style:style>
    <style:style style:name="P16" style:family="paragraph" style:parent-style-name="Standard">
      <style:text-properties style:font-name="Tahoma" fo:font-size="10pt" fo:language="de" fo:country="CH" style:font-size-asian="10pt" style:font-size-complex="10pt"/>
    </style:style>
    <style:style style:name="P17" style:family="paragraph" style:parent-style-name="Standard">
      <style:text-properties style:font-name="Tahoma" fo:font-size="9pt" style:font-size-asian="9pt" style:font-size-complex="9pt"/>
    </style:style>
    <style:style style:name="P18" style:family="paragraph" style:parent-style-name="Standard">
      <style:paragraph-properties>
        <style:tab-stops>
          <style:tab-stop style:position="13.785cm"/>
        </style:tab-stops>
      </style:paragraph-properties>
      <style:text-properties style:font-name="Tahoma" fo:font-size="9pt" style:font-size-asian="9pt" style:font-size-complex="9pt"/>
    </style:style>
    <style:style style:name="P19" style:family="paragraph" style:parent-style-name="Standard">
      <style:paragraph-properties>
        <style:tab-stops>
          <style:tab-stop style:position="0.847cm"/>
        </style:tab-stops>
      </style:paragraph-properties>
      <style:text-properties style:font-name="Tahoma" fo:font-size="9pt" style:font-size-asian="9pt" style:font-size-complex="9pt"/>
    </style:style>
    <style:style style:name="P20" style:family="paragraph" style:parent-style-name="Standard">
      <style:paragraph-properties fo:margin-top="0.101cm" fo:margin-bottom="0cm">
        <style:tab-stops>
          <style:tab-stop style:position="0.847cm"/>
        </style:tab-stops>
      </style:paragraph-properties>
      <style:text-properties style:font-name="Tahoma" fo:font-size="9pt" style:font-size-asian="9pt" style:font-size-complex="9pt"/>
    </style:style>
    <style:style style:name="P21" style:family="paragraph" style:parent-style-name="Heading_20_6">
      <style:text-properties style:font-name="Tahoma"/>
    </style:style>
    <style:style style:name="P22" style:family="paragraph" style:parent-style-name="Header">
      <style:paragraph-properties fo:text-align="center" style:justify-single-word="false"/>
      <style:text-properties fo:color="#000000" style:font-name="Tahoma" fo:font-size="16pt" fo:language="de" fo:country="CH" style:font-size-asian="16pt" style:font-size-complex="16pt"/>
    </style:style>
    <style:style style:name="P23"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00" style:font-name="Tahoma" fo:font-size="10pt" fo:language="de" fo:country="CH" style:font-size-asian="10pt"/>
    </style:style>
    <style:style style:name="fr1" style:family="graphic" style:parent-style-name="Frame">
      <style:graphic-properties style:wrap="run-through" style:number-wrapped-paragraphs="no-limit"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ge" fo:background-color="#c0c0c0" style:background-transparency="0%">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2.201cm" svg:y="4.001cm" svg:width="7.571cm" draw:z-index="0">
        <draw:text-box fo:min-height="3.81cm">
          <text:h text:style-name="P21" text:outline-level="6">[Mandant.Titel] [Mandant.Vorname] [Mandant.Name], [Mandant.Strasse], [Mandant.Plz] [Mandant.Ort]</text:h>
          <text:p text:style-name="P14"/>
          <text:p text:style-name="P16">[Adressat.Anschrift]</text:p>
        </draw:text-box>
      </draw:frame>
      <draw:frame draw:style-name="fr2" draw:name="Rahmen8" text:anchor-type="page" text:anchor-page-number="1" svg:x="0.48cm" svg:y="5.53cm" svg:width="9.292cm" draw:z-index="1">
        <draw:text-box fo:min-height="1.752cm">
          <text:p text:style-name="P4">Für: [Patient.Name] [Patient.Vorname], [Patient.Geburtsdatum]</text:p>
          <text:p text:style-name="P4">Rechnungs-Nummer<text:tab/>[Rechnung.RnNummer]<text:tab/></text:p>
          <text:p text:style-name="P4">Rechnungs-Datum:<text:tab/>[Rechnung.RnDatum]<text:tab/></text:p>
          <text:p text:style-name="P4">Behandlungen von:<text:tab/>[Rechnung.RnDatumVon]</text:p>
          <text:p text:style-name="P4">Behandlungen bis:<text:tab/>[Rechnung.RnDatumBis]</text:p>
        </draw:text-box>
      </draw:frame>
      <text:p text:style-name="P18">[Mandant.Titel] [Mandant.Vorname] [Mandant.Name]<text:tab/>[Mandant.Ort], [Datum.heute]</text:p>
      <text:p text:style-name="P3">[Mandant.Strasse]</text:p>
      <text:p text:style-name="P3">[Mandant.Plz] [Mandant.Ort]</text:p>
      <text:p text:style-name="P3">KSK-Nr. [Mandant.KSK]</text:p>
      <text:p text:style-name="P15">Tel:<text:tab/>[Mandant.Telefon1]</text:p>
      <text:p text:style-name="P19">Fax:<text:tab/>[Mandant.Fax]</text:p>
      <text:p text:style-name="P18"/>
      <text:p text:style-name="P5"/>
      <text:p text:style-name="P2"/>
      <text:p text:style-name="P2"/>
      <text:p text:style-name="P2"/>
      <text:p text:style-name="P2"/>
      <text:p text:style-name="P2"/>
      <text:p text:style-name="P2"/>
      <text:p text:style-name="P6"/>
      <text:p text:style-name="P6">Kopie der Honorar-Rechnung</text:p>
      <text:p text:style-name="P7"/>
      <text:p text:style-name="P8">Sehr geehrte[Adressat:mwn:r Herr [Adressat.Name]/ Frau [Adressat.Name]/ Damen und Herren]</text:p>
      <text:p text:style-name="P8"/>
      <text:p text:style-name="P8">Vielleicht haben wir die oben genannte Rechnung nicht korrekt abgeschickt, vielleicht ging sie irgendwo verloren, oder vielleicht ist Ihnen entgangen, dass die Zahlungsfrist abgelaufen ist. Jedenfalls ist bis heute keine Zahlung eingegangen. Wir bitten Sie daher um Begleichung dieser Rechnung in den nächsten Tagen, oder ggf. um Kontaktaufnahme mit uns, falls hier ein Fehler unsererseits vorliegt.</text:p>
      <text:p text:style-name="P8"/>
      <text:p text:style-name="P8"/>
      <text:p text:style-name="P9">[Leistungen]</text:p>
      <text:p text:style-name="P9"/>
      <text:p text:style-name="P8"/>
      <text:p text:style-name="P10"/>
      <text:p text:style-name="P8"/>
      <text:p text:style-name="P11"/>
      <text:p text:style-name="P2"/>
      <text:p text:style-name="P2"/>
      <text:p text:style-name="P2"/>
      <text:p text:style-name="P2"/>
      <text:p text:style-name="P2"/>
      <text:p text:style-name="P2"/>
      <text:p text:style-name="P2"/>
      <text:p text:style-name="P2"/>
      <text:p text:style-name="P2"/>
      <text:p text:style-name="P5"/>
      <text:p text:style-name="P2"/>
      <text:p text:style-name="P12"/>
      <text:p text:style-name="P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1pt" fo:language="de" fo:country="DE" style:font-name-asian="Times New Roman" style:font-size-asian="11pt"/>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0pt" fo:font-weight="bold" style:font-size-asian="10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Tahoma" fo:font-size="8pt" fo:language="de" fo:country="CH" fo:font-style="italic" style:font-size-asian="8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WW-Textkörper_20_2" style:display-name="WW-Textkörper 2" style:family="paragraph" style:parent-style-name="Standard">
      <style:text-properties fo:color="#000000" fo:language="de" fo:country="CH"/>
    </style:style>
    <style:style style:name="Footnote_20_Symbol" style:display-name="Footnote Symbol" style:family="text"/>
    <style:style style:name="Page_20_Number" style:display-name="Page Number" style:family="text" style:parent-style-name="WW-Absatz-Standardschriftar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bullet-char="-">
        <style:list-level-properties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0000" style:font-name="Tahoma" fo:font-size="16pt" fo:language="de" fo:country="CH" style:font-size-asian="16pt" style:font-size-complex="16pt"/>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00" style:font-name="Tahoma" fo:font-size="10pt" fo:language="de" fo:country="CH" style:font-size-asian="10pt"/>
    </style:style>
    <style:style style:name="MP3" style:family="paragraph" style:parent-style-name="Header">
      <style:text-properties fo:color="#000000" style:font-name="Tahoma"/>
    </style:style>
    <style:page-layout style:name="Mpm1">
      <style:page-layout-properties fo:page-width="21.001cm" fo:page-height="29.7cm" style:num-format="1" style:print-orientation="portrait" fo:margin="0.499cm" fo:margin-top="0.499cm" fo:margin-bottom="0.499cm" fo:margin-left="0.499cm" fo:margin-right="0.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1cm" fo:margin-top="1cm" fo:margin-bottom="1cm" fo:margin-left="1cm" fo:margin-right="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Next_20_convert_20_1">
      <style:header>
        <text:p text:style-name="MP1">[Mandant.Titel] [Mandant.Vorname] [Mandant.Name]</text:p>
        <text:p text:style-name="MP2">[Mandant.Strasse], [Mandant.Plz] [Mandant.Ort]</text:p>
        <text:p text:style-name="MP3"/>
      </style:header>
    </style:master-page>
    <style:master-page style:name="Endnote" style:page-layout-name="Mpm2"/>
    <style:master-page style:name="Next_20_convert_20_1" style:display-name="Next conver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122e39-92ed229-498d286-15e43b4-d70da21</meta:generator>
    <dc:title>Tarmedrechnung - Erste Seite mit Einzahlungsschein</dc:title>
    <dc:description>Dies ist eine Seite mit Randbegrenzung 0.5 cm, bestimmt zum Ausdruck auf ein Formular  mit unten angehängtem orangem BESR-Einzahlungsschein.

Diee Vorlage sollte einmal manuell auf dem richtigen Drucker ausgegeben und danach gespeichert werden, damit die Einstellungen bei zukünftigen Druckvorgängen korrekt sind.
</dc:description>
    <dc:subject>Elexis</dc:subject>
    <meta:creation-date>2006-05-18T08:42:33</meta:creation-date>
    <dc:date>2012-10-20T19:21:01.47</dc:date>
    <meta:print-date>2006-09-16T08:52:02</meta:print-date>
    <dc:language>de-DE</dc:language>
    <meta:editing-cycles>48</meta:editing-cycles>
    <meta:editing-duration>PT12H21M51S</meta:editing-duration>
    <meta:document-statistic meta:table-count="0" meta:image-count="0" meta:object-count="0" meta:page-count="1" meta:paragraph-count="19" meta:word-count="110" meta:character-count="1131" meta:non-whitespace-character-count="1038"/>
    <meta:user-defined meta:name="Info 1"/>
    <meta:user-defined meta:name="Info 2"/>
    <meta:user-defined meta:name="Info 3"/>
    <meta:user-defined meta:name="Info 4"/>
    <meta:template xlink:type="simple" xlink:actuate="onRequest" xlink:title="praxis_breite" xlink:href="private:/.ooo-2.0-pre/user/template/praxis_breite.ott" meta:date="2006-05-18T08:42:32"/>
  </office:meta>
</office:document-meta>
</file>